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ames Stephenson</text:p>
      <text:p text:style-name="Standard">CSWB110 Chapter 10 Write-Up</text:p>
      <text:p text:style-name="Standard"/>
      <text:p text:style-name="Standard"><text:tab/>For this chapter's write-up, I began by testing my personal site's index page by using the W3C's markup code validation service. A few errors came up that did not necessarily affect the functionality of my site, it was able to execute properly, but for the sake of improving the actual code and organization I made a point to fix them. The first error that came up in it was an error in which I used a link element, but had put “image” as the file type instead of the particular type of image file, in this case the required code was “image/png” in the file type section. The next issue I encountered was having unnecessary characters inside of my &lt;li&gt; and &lt;a&gt; tags, specifically I had &amp;nbsp; escape characters written between the tags themselves rather than outside. These elements were still organized properly in the browser viewport, but having those escape characters inside of the element itself makes the code organization somewhat more confusing; I moved the &amp;nbsp; characters outside of the tags in order to make it more clear. I also better organized the &lt;li&gt; elements in the &lt;ul&gt; block, the validation program was saying that the anchor elements were being interpreted as the child element of the &lt;ul&gt; block, so I surrounded them with proper &lt;li&gt; elements to fix this issue. This did also involve manipulating some CSS in order to re-create the page organization. Next I found that in many of my URLs, I had used space characters which are not permitted, so those were changed to underscores. Finally, the validation software was saying that there were unclosed tags, despite all tags being closed; through trial and error I found that the &lt;/main&gt; tag and wrapper &lt;/div&gt; tag were ordered incorrectly (the div was meant to enclose the main, but it was the other way around) so that issue was quickly adjusted.</text:p>
      <text:p text:style-name="Standard"><text:tab/>For the usability test, I began by using WebAIM's WAVE tool. WAVE did not detect any errors and provided a list of the various elements and organizational features of the page, including which were links to other files such as PDFs. Next I submitted my page to the ATRC Achecker, which was extremely useful by breaking down problems categorized by their importance. For known issues, it pointed out that I used &lt;i&gt; tags in the footer element rather than something like &lt;strong&gt;, which is a more versatile tag since it does a similar thing but works with more browsers. Under the potential problems section, the biggest concerns were making sure that each section had proper labels, such as table headings, or suggesting that the website use something like a “Skip to Content” link. It also provided some comments about link names being potentially vague and suggested having a site map or breadcrumb trail to provide context to site visitors.</text:p>
      <text:p text:style-name="Standard"><text:tab/>In using these validation services, I've found that there is always room for improvement in web design, even if the initial design one has created isn't necessarily “broken.” There are many small additions that can improve the functionality and usability of a website, and those types of improvements are always something that are worth considering, particularly when they address concerns of accessibility and user experience. Ultimately these are very valuable tools which can be utilized at many different points of the web development process, and can provide guidance for how to structure a site's design in a way that is helpful and effic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30T15:01:54.81</meta:creation-date>
    <dc:date>2020-10-30T15:43:34</dc:date>
    <meta:editing-duration>PT41M34S</meta:editing-duration>
    <meta:editing-cycles>15</meta:editing-cycles>
    <meta:generator>OpenOffice/4.1.7$Win32 OpenOffice.org_project/417m1$Build-9800</meta:generator>
    <meta:document-statistic meta:table-count="0" meta:image-count="0" meta:object-count="0" meta:page-count="1" meta:paragraph-count="5" meta:word-count="583" meta:character-count="3456"/>
  </office:meta>
</office:document-meta>
</file>